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8B000000380E48FE88.png" manifest:media-type="image/png"/>
  <manifest:file-entry manifest:full-path="Pictures/100002010000006E000000C4B200A94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cm" fo:min-width="0cm"/>
    </style:style>
    <style:style style:name="gr3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.879cm" svg:height="6.912cm" svg:x="8.221cm" svg:y="11.988cm">
          <draw:image xlink:href="Pictures/100002010000006E000000C4B200A948.png" xlink:type="simple" xlink:show="embed" xlink:actuate="onLoad">
            <text:p/>
          </draw:image>
        </draw:frame>
        <draw:frame draw:style-name="gr2" draw:layer="layout" svg:width="2.373cm" svg:height="1.1cm" svg:x="9.3cm" svg:y="19.1cm">
          <draw:text-box>
            <text:p>FILMS</text:p>
          </draw:text-box>
        </draw:frame>
        <draw:frame draw:style-name="gr3" draw:layer="layout" svg:width="4.7cm" svg:height="1.7cm" svg:x="12.1cm" svg:y="14.7cm">
          <draw:text-box>
            <text:p>BUDGET &gt; 1000000</text:p>
          </draw:text-box>
        </draw:frame>
        <draw:frame draw:style-name="gr1" draw:text-style-name="P1" draw:layer="layout" svg:width="4.901cm" svg:height="1.974cm" svg:x="7.899cm" svg:y="10.226cm">
          <draw:image xlink:href="Pictures/100002010000008B000000380E48FE88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8T10:10:51.854804917</meta:creation-date>
    <dc:date>2018-03-08T10:14:26.682095171</dc:date>
    <meta:editing-duration>PT2M52S</meta:editing-duration>
    <meta:editing-cycles>2</meta:editing-cycles>
    <meta:generator>LibreOffice/4.2.8.2$Linux_X86_64 LibreOffice_project/420m0$Build-2</meta:generator>
    <meta:document-statistic meta:object-count="4"/>
  </office:meta>
</office:document-meta>
</file>